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script-lb.xml" manifest:media-type="text/xml"/>
  <manifest:file-entry manifest:full-path="Basic/MyLibrary/Module1.xml" manifest:media-type="text/xml" manifest:size="1041">
    <manifest:encryption-data manifest:checksum-type="urn:oasis:names:tc:opendocument:xmlns:manifest:1.0#sha256-1k" manifest:checksum="/82x+xFkljVd4rv8De2eROQBjVIb6Kjk7QdQyxz0FP4=">
      <manifest:algorithm manifest:algorithm-name="http://www.w3.org/2001/04/xmlenc#aes256-cbc" manifest:initialisation-vector="RDK7aNDe0NERt/N0M8wWyQ=="/>
      <manifest:key-derivation manifest:key-derivation-name="PBKDF2" manifest:key-size="32" manifest:iteration-count="1024" manifest:salt="BiJW7L5LZb7JjTQCeeYrbA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2:39:56.257944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8-28T12:40:42.587957696</dc:date>
    <meta:editing-duration>PT2H14M8S</meta:editing-duration>
    <meta:editing-cycles>48</meta:editing-cycles>
    <meta:generator>LibreOfficeDev/5.0.2.0.0$Linux_X86_64 LibreOffice_project/7df473e72eea0af39f4ae64aa8de411aa82ba0e2</meta:generator>
    <dc:creator>Laurent Godard</dc:creator>
    <meta:document-statistic meta:table-count="1" meta:cell-count="3" meta:object-count="1"/>
  </office:meta>
</office:document-meta>
</file>

<file path=Basic/MyLibrary/Module1.xml>c�T�9^��k%�2e�׵�R�����k�M�/ٙ=��Db�Y	��rBf[)S2	҃S ����Qi�Y<�(i
��/�[n׊�竬j�(`��x<u��׵L��Pg|g�7ۏ�£���l( �M`a炣��YtӅӸ�"H�B�u7��Ϝ���i9�>Gһ�����JA|�������nf�<Q$l���RH9%m/,:�TZ`�9<@gނ���5�1�z�Ϗ��d��h	�����q��]:t赺�\f�Ǫ��F�H��sr��u{��d�R����{�&�V�����^�����ê��B�j\=��~�k��J퀐>��L�`%A���W�>դ8,[R^�A0X@ᴹ��W��U� a���f��H�y�����I�Tۓ}E{�723vke����.�A����w�O��ͣ�S�ka3s(#���9&V��������vœ�gM �V���oސ̪��Y��[����mҐ�w{j��5������}<�V�1	o�K��9*'�I�K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